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3333ff" style:text-position=""/>
    </style:style>
    <style:style style:name="ce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3333ff"/>
    </style:style>
    <style:style style:name="ce11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number-columns-repeated="12" table:default-cell-style-name="ce6"/>
        <table:table-column table:style-name="co3" table:number-columns-repeated="2" table:default-cell-style-name="ce6"/>
        <table:table-column table:style-name="co1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v1&gt;v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masa en el tanque para ciertos tiempo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masa ( g)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formula="of:=5*(25+2*[.E7])+[.$D$9]/(25+2*[.E7])^(7/2)" office:value-type="float" office:value="421.449536277749" calcext:value-type="float">
            <text:p>421,4495362777</text:p>
          </table:table-cell>
          <table:table-cell table:style-name="ce2" table:formula="of:=5*(25+2*[.F7])+[.$D$9]/(25+2*[.F7])^(7/2)" office:value-type="float" office:value="368.063393769971" calcext:value-type="float">
            <text:p>368,06339377</text:p>
          </table:table-cell>
          <table:table-cell table:style-name="ce2" table:formula="of:=5*(25+2*[.G7])+[.$D$9]/(25+2*[.G7])^(7/2)" office:value-type="float" office:value="331.626299312399" calcext:value-type="float">
            <text:p>331,6262993124</text:p>
          </table:table-cell>
          <table:table-cell table:style-name="ce2" table:formula="of:=5*(25+2*[.H7])+[.$D$9]/(25+2*[.H7])^(7/2)" office:value-type="float" office:value="306.913107015808" calcext:value-type="float">
            <text:p>306,9131070158</text:p>
          </table:table-cell>
          <table:table-cell table:style-name="ce2" table:formula="of:=5*(25+2*[.I7])+[.$D$9]/(25+2*[.I7])^(7/2)" office:value-type="float" office:value="290.500308135275" calcext:value-type="float">
            <text:p>290,5003081353</text:p>
          </table:table-cell>
          <table:table-cell table:style-name="ce2" table:formula="of:=5*(25+2*[.J7])+[.$D$9]/(25+2*[.J7])^(7/2)" office:value-type="float" office:value="280.085712222606" calcext:value-type="float">
            <text:p>280,0857122226</text:p>
          </table:table-cell>
          <table:table-cell table:style-name="ce2" table:formula="of:=5*(25+2*[.K7])+[.$D$9]/(25+2*[.K7])^(7/2)" office:value-type="float" office:value="274.085192029677" calcext:value-type="float">
            <text:p>274,0851920297</text:p>
          </table:table-cell>
          <table:table-cell table:style-name="ce2" table:formula="of:=5*(25+2*[.L7])+[.$D$9]/(25+2*[.L7])^(7/2)" office:value-type="float" office:value="271.38619840586" calcext:value-type="float">
            <text:p>271,3861984059</text:p>
          </table:table-cell>
          <table:table-cell table:style-name="ce2" table:formula="of:=5*(25+2*[.M7])+[.$D$9]/(25+2*[.M7])^(7/2)" office:value-type="float" office:value="271.192933360748" calcext:value-type="float">
            <text:p>271,1929333607</text:p>
          </table:table-cell>
          <table:table-cell table:style-name="ce2" table:formula="of:=5*(25+2*[.N7])+[.$D$9]/(25+2*[.N7])^(7/2)" office:value-type="float" office:value="272.926697048607" calcext:value-type="float">
            <text:p>272,9266970486</text:p>
          </table:table-cell>
          <table:table-cell table:style-name="ce2" table:formula="of:=5*(25+2*[.O7])+[.$D$9]/(25+2*[.O7])^(7/2)" office:value-type="float" office:value="276.160325003033" calcext:value-type="float">
            <text:p>276,160325003</text:p>
          </table:table-cell>
          <table:table-cell table:style-name="ce2" table:formula="of:=5*(25+2*[.P7])+[.$D$9]/(25+2*[.P7])^(7/2)" office:value-type="float" office:value="280.574189811582" calcext:value-type="float">
            <text:p>280,5741898116</text:p>
          </table:table-cell>
          <table:table-cell table:style-name="ce2" table:formula="of:=5*(25+2*[.Q7])+[.$D$9]/(25+2*[.Q7])^(7/2)" office:value-type="float" office:value="277.372860087243" calcext:value-type="float">
            <text:p>277,372860087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tiempo (min)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7]+1" office:value-type="float" office:value="1" calcext:value-type="float">
            <text:p>1</text:p>
          </table:table-cell>
          <table:table-cell table:style-name="ce3" table:formula="of:=[.E7]+1" office:value-type="float" office:value="2" calcext:value-type="float">
            <text:p>2</text:p>
          </table:table-cell>
          <table:table-cell table:style-name="ce3" table:formula="of:=[.F7]+1" office:value-type="float" office:value="3" calcext:value-type="float">
            <text:p>3</text:p>
          </table:table-cell>
          <table:table-cell table:style-name="ce3" table:formula="of:=[.G7]+1" office:value-type="float" office:value="4" calcext:value-type="float">
            <text:p>4</text:p>
          </table:table-cell>
          <table:table-cell table:style-name="ce3" table:formula="of:=[.H7]+1" office:value-type="float" office:value="5" calcext:value-type="float">
            <text:p>5</text:p>
          </table:table-cell>
          <table:table-cell table:style-name="ce3" table:formula="of:=[.I7]+1" office:value-type="float" office:value="6" calcext:value-type="float">
            <text:p>6</text:p>
          </table:table-cell>
          <table:table-cell table:style-name="ce3" table:formula="of:=[.J7]+1" office:value-type="float" office:value="7" calcext:value-type="float">
            <text:p>7</text:p>
          </table:table-cell>
          <table:table-cell table:style-name="ce3" table:formula="of:=[.K7]+1" office:value-type="float" office:value="8" calcext:value-type="float">
            <text:p>8</text:p>
          </table:table-cell>
          <table:table-cell table:style-name="ce3" table:formula="of:=[.L7]+1" office:value-type="float" office:value="9" calcext:value-type="float">
            <text:p>9</text:p>
          </table:table-cell>
          <table:table-cell table:style-name="ce3" table:formula="of:=[.M7]+1" office:value-type="float" office:value="10" calcext:value-type="float">
            <text:p>10</text:p>
          </table:table-cell>
          <table:table-cell table:style-name="ce8" table:formula="of:=[.N7]+1" office:value-type="float" office:value="11" calcext:value-type="float">
            <text:p>11</text:p>
          </table:table-cell>
          <table:table-cell table:style-name="ce8" table:formula="of:=[.O7]+1" office:value-type="float" office:value="12" calcext:value-type="float">
            <text:p>12</text:p>
          </table:table-cell>
          <table:table-cell table:style-name="ce8" office:value-type="float" office:value="11.3" calcext:value-type="float">
            <text:p>11,3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(500-125)*POWER(25;7/2)" office:value-type="float" office:value="29296875" calcext:value-type="float">
            <text:p>2929687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v1&lt;v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masa en el tanque para ciertos tiempo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masa ( g)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formula="of:=5*(25-2*[.E14])+[.$D$16]*(25-2*[.E14])^(9/2)" office:value-type="float" office:value="372.677495548548" calcext:value-type="float">
            <text:p>372,6774955485</text:p>
          </table:table-cell>
          <table:table-cell table:style-name="ce4" table:formula="of:=5*(25-2*[.F14])+[.$D$16]*(25-2*[.F14])^(9/2)" office:value-type="float" office:value="276.114989516296" calcext:value-type="float">
            <text:p>276,1149895163</text:p>
          </table:table-cell>
          <table:table-cell table:style-name="ce4" table:formula="of:=5*(25-2*[.G14])+[.$D$16]*(25-2*[.G14])^(9/2)" office:value-type="float" office:value="204.066765290464" calcext:value-type="float">
            <text:p>204,0667652905</text:p>
          </table:table-cell>
          <table:table-cell table:style-name="ce4" table:formula="of:=5*(25-2*[.H14])+[.$D$16]*(25-2*[.H14])^(9/2)" office:value-type="float" office:value="151.118253751785" calcext:value-type="float">
            <text:p>151,1182537518</text:p>
          </table:table-cell>
          <table:table-cell table:style-name="ce4" table:formula="of:=5*(25-2*[.I14])+[.$D$16]*(25-2*[.I14])^(9/2)" office:value-type="float" office:value="112.645398125136" calcext:value-type="float">
            <text:p>112,6453981251</text:p>
          </table:table-cell>
          <table:table-cell table:style-name="ce4" table:formula="of:=5*(25-2*[.J14])+[.$D$16]*(25-2*[.J14])^(9/2)" office:value-type="float" office:value="84.7718047958772" calcext:value-type="float">
            <text:p>84,7718047959</text:p>
          </table:table-cell>
          <table:table-cell table:style-name="ce4" table:formula="of:=5*(25-2*[.K14])+[.$D$16]*(25-2*[.K14])^(9/2)" office:value-type="float" office:value="64.3232710826739" calcext:value-type="float">
            <text:p>64,3232710827</text:p>
          </table:table-cell>
          <table:table-cell table:style-name="ce4" table:formula="of:=5*(25-2*[.L14])+[.$D$16]*(25-2*[.L14])^(9/2)" office:value-type="float" office:value="48.779136" calcext:value-type="float">
            <text:p>48,779136</text:p>
          </table:table-cell>
          <table:table-cell table:style-name="ce4" table:formula="of:=5*(25-2*[.M14])+[.$D$16]*(25-2*[.M14])^(9/2)" office:value-type="float" office:value="36.2196701883903" calcext:value-type="float">
            <text:p>36,2196701884</text:p>
          </table:table-cell>
          <table:table-cell table:style-name="ce4" table:formula="of:=5*(25-2*[.N14])+[.$D$16]*(25-2*[.N14])^(9/2)" office:value-type="float" office:value="25.2683281573" calcext:value-type="float">
            <text:p>25,2683281573</text:p>
          </table:table-cell>
          <table:table-cell table:style-name="ce4" table:formula="of:=5*(25-2*[.O14])+[.$D$16]*(25-2*[.O14])^(9/2)" office:value-type="float" office:value="15.0269368541593" calcext:value-type="float">
            <text:p>15,0269368542</text:p>
          </table:table-cell>
          <table:table-cell table:style-name="ce4" table:formula="of:=5*(25-2*[.P14])+[.$D$16]*(25-2*[.P14])^(9/2)" office:value-type="float" office:value="5.000192" calcext:value-type="float">
            <text:p>5,000192</text:p>
          </table:table-cell>
          <table:table-cell table:style-name="ce4" table:formula="of:=5*(25-2*[.Q14])+[.$D$16]*(25-2*[.Q14])^(9/2)" office:value-type="float" office:value="12.0098685152461" calcext:value-type="float">
            <text:p>12,0098685152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tiempo (min)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4]+1" office:value-type="float" office:value="1" calcext:value-type="float">
            <text:p>1</text:p>
          </table:table-cell>
          <table:table-cell table:style-name="ce5" table:formula="of:=[.E14]+1" office:value-type="float" office:value="2" calcext:value-type="float">
            <text:p>2</text:p>
          </table:table-cell>
          <table:table-cell table:style-name="ce5" table:formula="of:=[.F14]+1" office:value-type="float" office:value="3" calcext:value-type="float">
            <text:p>3</text:p>
          </table:table-cell>
          <table:table-cell table:style-name="ce5" table:formula="of:=[.G14]+1" office:value-type="float" office:value="4" calcext:value-type="float">
            <text:p>4</text:p>
          </table:table-cell>
          <table:table-cell table:style-name="ce5" table:formula="of:=[.H14]+1" office:value-type="float" office:value="5" calcext:value-type="float">
            <text:p>5</text:p>
          </table:table-cell>
          <table:table-cell table:style-name="ce5" table:formula="of:=[.I14]+1" office:value-type="float" office:value="6" calcext:value-type="float">
            <text:p>6</text:p>
          </table:table-cell>
          <table:table-cell table:style-name="ce5" table:formula="of:=[.J14]+1" office:value-type="float" office:value="7" calcext:value-type="float">
            <text:p>7</text:p>
          </table:table-cell>
          <table:table-cell table:style-name="ce5" table:formula="of:=[.K14]+1" office:value-type="float" office:value="8" calcext:value-type="float">
            <text:p>8</text:p>
          </table:table-cell>
          <table:table-cell table:style-name="ce5" table:formula="of:=[.L14]+1" office:value-type="float" office:value="9" calcext:value-type="float">
            <text:p>9</text:p>
          </table:table-cell>
          <table:table-cell table:style-name="ce5" table:formula="of:=[.M14]+1" office:value-type="float" office:value="10" calcext:value-type="float">
            <text:p>10</text:p>
          </table:table-cell>
          <table:table-cell table:style-name="ce9" table:formula="of:=[.N14]+1" office:value-type="float" office:value="11" calcext:value-type="float">
            <text:p>11</text:p>
          </table:table-cell>
          <table:table-cell table:style-name="ce9" table:formula="of:=[.O14]+1" office:value-type="float" office:value="12" calcext:value-type="float">
            <text:p>12</text:p>
          </table:table-cell>
          <table:table-cell table:style-name="ce9" office:value-type="float" office:value="11.3" calcext:value-type="float">
            <text:p>11,3</text:p>
          </table:table-cell>
          <table:table-cell/>
        </table:table-row>
        <table:table-row table:style-name="ro1">
          <table:table-cell table:number-columns-repeated="11"/>
          <table:table-cell table:style-name="ce7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(500-125)*POWER(25;-9/2)" office:value-type="float" office:value="0.000192" calcext:value-type="float">
            <text:p>0,00019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13"/>
          <table:table-cell table:style-name="Default" office:value-type="string" calcext:value-type="string">
            <text:p>k</text:p>
          </table:table-cell>
          <table:table-cell table:style-name="ce6" table:formula="of:=(500-125)*POWER(25;-9/2)" office:value-type="float" office:value="0.000192" calcext:value-type="float">
            <text:p>0,000192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14"/>
          <table:table-cell/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09:43:53.1660576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9:27:18.092940558</meta:creation-date>
    <dc:date>2017-11-14T09:44:09.330118587</dc:date>
    <meta:editing-duration>PT27M36S</meta:editing-duration>
    <meta:editing-cycles>5</meta:editing-cycles>
    <meta:generator>LibreOffice/5.1.6.2$Linux_X86_64 LibreOffice_project/10m0$Build-2</meta:generator>
    <meta:document-statistic meta:table-count="1" meta:cell-count="70" meta:object-count="0"/>
  </office:meta>
</office:document-meta>
</file>